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"/>
  <manifest:file-entry manifest:full-path="Pictures/200000200000063500000419FFC1AD1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HICJI+Arial" svg:font-family="AHICJI+Arial" style:font-adornments="Bold"/>
    <style:font-face style:name="AHICJI+Univers" svg:font-family="AHICJI+Univers"/>
    <style:font-face style:name="AHIGJI+Arial" svg:font-family="AHIGJI+Arial"/>
    <style:font-face style:name="StarSymbol" svg:font-family="StarSymbol"/>
    <style:font-face style:name="Tahoma2" svg:font-family="Tahoma"/>
    <style:font-face style:name="Univers" svg:font-family="Univers"/>
    <style:font-face style:name="Courier New" svg:font-family="'Courier New'" style:font-family-generic="modern"/>
    <style:font-face style:name="Arial3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orsivo" style:font-family-generic="swiss" style:font-pitch="variable"/>
    <style:font-face style:name="Arial1" svg:font-family="Arial" style:font-adornments="Normale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Univers5" svg:font-family="Univers" style:font-family-generic="swiss" style:font-pitch="variable"/>
    <style:font-face style:name="Univers2" svg:font-family="Univers" style:font-adornments="Bold" style:font-family-generic="swiss" style:font-pitch="variable"/>
    <style:font-face style:name="Univers3" svg:font-family="Univers" style:font-adornments="Bold Italic" style:font-family-generic="swiss" style:font-pitch="variable"/>
    <style:font-face style:name="Univers4" svg:font-family="Univers" style:font-adornments="Italic" style:font-family-generic="swiss" style:font-pitch="variable"/>
    <style:font-face style:name="Univers1" svg:font-family="Univers" style:font-adornments="Regular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8" style:family="table" style:master-page-name="_34__20_-_20_registro_20_controllo">
      <style:table-properties style:width="17.164cm" style:page-number="auto" table:align="left"/>
    </style:style>
    <style:style style:name="Table18.A" style:family="table-column">
      <style:table-column-properties style:column-width="2.286cm"/>
    </style:style>
    <style:style style:name="Table18.B" style:family="table-column">
      <style:table-column-properties style:column-width="2.806cm"/>
    </style:style>
    <style:style style:name="Table18.D" style:family="table-column">
      <style:table-column-properties style:column-width="5.325cm"/>
    </style:style>
    <style:style style:name="Table18.E" style:family="table-column">
      <style:table-column-properties style:column-width="3.941cm"/>
    </style:style>
    <style:style style:name="Table18.1" style:family="table-row">
      <style:table-row-properties style:row-height="0.6cm"/>
    </style:style>
    <style:style style:name="Table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97cm" fo:border="0.05pt solid #000000"/>
    </style:style>
    <style:style style:name="Table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.164cm" table:align="left"/>
    </style:style>
    <style:style style:name="Table16.A" style:family="table-column">
      <style:table-column-properties style:column-width="2.286cm"/>
    </style:style>
    <style:style style:name="Table16.B" style:family="table-column">
      <style:table-column-properties style:column-width="2.806cm"/>
    </style:style>
    <style:style style:name="Table16.D" style:family="table-column">
      <style:table-column-properties style:column-width="5.325cm"/>
    </style:style>
    <style:style style:name="Table16.E" style:family="table-column">
      <style:table-column-properties style:column-width="3.941cm"/>
    </style:style>
    <style:style style:name="Table16.1" style:family="table-row">
      <style:table-row-properties style:row-height="0.6cm"/>
    </style:style>
    <style:style style:name="Table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97cm" fo:border="0.05pt solid #000000"/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9" style:family="table">
      <style:table-properties style:width="17.164cm" table:align="left"/>
    </style:style>
    <style:style style:name="Table19.A" style:family="table-column">
      <style:table-column-properties style:column-width="2.286cm"/>
    </style:style>
    <style:style style:name="Table19.B" style:family="table-column">
      <style:table-column-properties style:column-width="2.806cm"/>
    </style:style>
    <style:style style:name="Table19.D" style:family="table-column">
      <style:table-column-properties style:column-width="5.325cm"/>
    </style:style>
    <style:style style:name="Table19.E" style:family="table-column">
      <style:table-column-properties style:column-width="3.941cm"/>
    </style:style>
    <style:style style:name="Table19.1" style:family="table-row">
      <style:table-row-properties style:row-height="0.6cm"/>
    </style:style>
    <style:style style:name="Table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97cm" fo:border="0.05pt solid #000000"/>
    </style:style>
    <style:style style:name="Table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7.164cm" table:align="left"/>
    </style:style>
    <style:style style:name="Table20.A" style:family="table-column">
      <style:table-column-properties style:column-width="2.286cm"/>
    </style:style>
    <style:style style:name="Table20.B" style:family="table-column">
      <style:table-column-properties style:column-width="2.806cm"/>
    </style:style>
    <style:style style:name="Table20.D" style:family="table-column">
      <style:table-column-properties style:column-width="5.325cm"/>
    </style:style>
    <style:style style:name="Table20.E" style:family="table-column">
      <style:table-column-properties style:column-width="3.941cm"/>
    </style:style>
    <style:style style:name="Table20.1" style:family="table-row">
      <style:table-row-properties style:row-height="0.6cm"/>
    </style:style>
    <style:style style:name="Table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style:vertical-align="middle" fo:padding="0.097cm" fo:border="0.05pt solid #000000"/>
    </style:style>
    <style:style style:name="Table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0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7.164cm" table:align="left"/>
    </style:style>
    <style:style style:name="Table21.A" style:family="table-column">
      <style:table-column-properties style:column-width="2.286cm"/>
    </style:style>
    <style:style style:name="Table21.B" style:family="table-column">
      <style:table-column-properties style:column-width="2.806cm"/>
    </style:style>
    <style:style style:name="Table21.D" style:family="table-column">
      <style:table-column-properties style:column-width="5.325cm"/>
    </style:style>
    <style:style style:name="Table21.E" style:family="table-column">
      <style:table-column-properties style:column-width="3.941cm"/>
    </style:style>
    <style:style style:name="Table21.1" style:family="table-row">
      <style:table-row-properties style:row-height="0.6cm"/>
    </style:style>
    <style:style style:name="Table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style:vertical-align="middle" fo:padding="0.097cm" fo:border="0.05pt solid #000000"/>
    </style:style>
    <style:style style:name="Table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7.164cm" table:align="left"/>
    </style:style>
    <style:style style:name="Table23.A" style:family="table-column">
      <style:table-column-properties style:column-width="2.286cm"/>
    </style:style>
    <style:style style:name="Table23.B" style:family="table-column">
      <style:table-column-properties style:column-width="2.806cm"/>
    </style:style>
    <style:style style:name="Table23.D" style:family="table-column">
      <style:table-column-properties style:column-width="5.325cm"/>
    </style:style>
    <style:style style:name="Table23.E" style:family="table-column">
      <style:table-column-properties style:column-width="3.941cm"/>
    </style:style>
    <style:style style:name="Table23.1" style:family="table-row">
      <style:table-row-properties style:row-height="0.6cm"/>
    </style:style>
    <style:style style:name="Table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style:vertical-align="middle" fo:padding="0.097cm" fo:border="0.05pt solid #000000"/>
    </style:style>
    <style:style style:name="Table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7.164cm" table:align="left"/>
    </style:style>
    <style:style style:name="Table24.A" style:family="table-column">
      <style:table-column-properties style:column-width="2.286cm"/>
    </style:style>
    <style:style style:name="Table24.B" style:family="table-column">
      <style:table-column-properties style:column-width="2.806cm"/>
    </style:style>
    <style:style style:name="Table24.D" style:family="table-column">
      <style:table-column-properties style:column-width="5.325cm"/>
    </style:style>
    <style:style style:name="Table24.E" style:family="table-column">
      <style:table-column-properties style:column-width="3.941cm"/>
    </style:style>
    <style:style style:name="Table24.1" style:family="table-row">
      <style:table-row-properties style:row-height="0.6cm"/>
    </style:style>
    <style:style style:name="Table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style:vertical-align="middle" fo:padding="0.097cm" fo:border="0.05pt solid #000000"/>
    </style:style>
    <style:style style:name="Table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7.164cm" table:align="left"/>
    </style:style>
    <style:style style:name="Table25.A" style:family="table-column">
      <style:table-column-properties style:column-width="2.286cm"/>
    </style:style>
    <style:style style:name="Table25.B" style:family="table-column">
      <style:table-column-properties style:column-width="2.806cm"/>
    </style:style>
    <style:style style:name="Table25.D" style:family="table-column">
      <style:table-column-properties style:column-width="5.325cm"/>
    </style:style>
    <style:style style:name="Table25.E" style:family="table-column">
      <style:table-column-properties style:column-width="3.941cm"/>
    </style:style>
    <style:style style:name="Table25.1" style:family="table-row">
      <style:table-row-properties style:row-height="0.6cm"/>
    </style:style>
    <style:style style:name="Table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style:vertical-align="middle" fo:padding="0.097cm" fo:border="0.05pt solid #000000"/>
    </style:style>
    <style:style style:name="Table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0.178cm" fo:margin-left="3.388cm" fo:margin-right="3.434cm" table:align="margins" fo:keep-with-next="always"/>
    </style:style>
    <style:style style:name="Table1.A" style:family="table-column">
      <style:table-column-properties style:column-width="4.032cm" style:rel-column-width="25969*"/>
    </style:style>
    <style:style style:name="Table1.B" style:family="table-column">
      <style:table-column-properties style:column-width="1.986cm" style:rel-column-width="12785*"/>
    </style:style>
    <style:style style:name="Table1.C" style:family="table-column">
      <style:table-column-properties style:column-width="4.159cm" style:rel-column-width="26781*"/>
    </style:style>
    <style:style style:name="Table1.1" style:family="table-row">
      <style:table-row-properties style:min-row-height="1.376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Verdana" fo:font-size="9pt" style:font-size-asian="9pt" style:font-size-complex="9pt"/>
    </style:style>
    <style:style style:name="P2" style:family="paragraph" style:parent-style-name="Footer">
      <style:paragraph-properties fo:text-align="center" style:justify-single-word="false"/>
      <style:text-properties style:font-name="Tahoma" fo:font-size="7pt" fo:font-weight="normal" style:font-size-asian="7pt" style:font-weight-asian="normal" style:font-size-complex="7pt" style:font-weight-complex="normal"/>
    </style:style>
    <style:style style:name="P3" style:family="paragraph" style:parent-style-name="Footer">
      <style:paragraph-properties fo:text-align="center" style:justify-single-word="false"/>
      <style:text-properties style:font-name="Tahoma" fo:font-size="7pt" style:font-size-asian="7pt" style:font-size-complex="7pt"/>
    </style:style>
    <style:style style:name="P4" style:family="paragraph" style:parent-style-name="Standard">
      <style:paragraph-properties fo:text-align="start" style:justify-single-word="false" fo:break-before="column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Verdana" fo:font-size="14pt" fo:font-weight="bold" fo:background-color="transparent" style:font-name-asian="Times New Roman" style:font-size-asian="14pt" style:language-asian="zxx" style:country-asian="none" style:font-weight-asian="bold" style:font-name-complex="MS Sans Serif" style:font-size-complex="14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Arial" fo:font-style="normal" fo:font-weight="normal" fo:background-color="transparent" style:language-asian="zxx" style:country-asian="non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24pt" fo:font-weight="bold" fo:background-color="transparent" style:font-name-asian="Times New Roman" style:font-size-asian="24pt" style:language-asian="zxx" style:country-asian="none" style:font-weight-asian="bold" style:font-name-complex="MS Sans Serif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Arial" fo:font-size="18pt" fo:font-style="italic" fo:font-weight="bold" fo:background-color="transparent" style:font-name-asian="Times New Roman" style:font-size-asian="18pt" style:language-asian="zxx" style:country-asian="none" style:font-style-asian="italic" style:font-weight-asian="bold" style:font-name-complex="MS Sans Serif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HIGJI+Arial" fo:font-size="24pt" fo:font-style="italic" fo:font-weight="bold" fo:background-color="transparent" style:font-name-asian="Times New Roman" style:font-size-asian="24pt" style:language-asian="zxx" style:country-asian="none" style:font-style-asian="italic" style:font-weight-asian="bold" style:font-name-complex="MS Sans Serif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Univers5" fo:font-size="24pt" fo:font-style="italic" fo:font-weight="bold" fo:background-color="transparent" style:font-name-asian="Times New Roman" style:font-size-asian="24pt" style:language-asian="zxx" style:country-asian="none" style:font-style-asian="italic" style:font-weight-asian="bold" style:font-name-complex="MS Sans Serif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Univers5" fo:font-size="24pt" fo:font-weight="bold" officeooo:rsid="0011dc44" officeooo:paragraph-rsid="0011dc44" fo:background-color="transparent" style:font-name-asian="Times New Roman" style:font-size-asian="24pt" style:language-asian="zxx" style:country-asian="none" style:font-weight-asian="bold" style:font-name-complex="MS Sans Serif" style:font-size-complex="24pt" style:language-complex="ar" style:country-complex="SA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Univers5" fo:font-size="18pt" fo:font-style="italic" fo:font-weight="bold" fo:background-color="transparent" style:font-name-asian="Times New Roman" style:font-size-asian="18pt" style:language-asian="zxx" style:country-asian="none" style:font-style-asian="italic" style:font-weight-asian="bold" style:font-name-complex="MS Sans Serif" style:font-size-complex="10pt" style:language-complex="ar" style:country-complex="SA"/>
    </style:style>
    <style:style style:name="P14" style:family="paragraph" style:parent-style-name="Standard">
      <style:text-properties style:use-window-font-color="true" style:font-name="AHICJI+Univers" fo:font-size="9pt" fo:background-color="transparent" style:font-name-asian="Times New Roman" style:font-size-asian="9pt" style:language-asian="zxx" style:country-asian="none" style:font-name-complex="MS Sans Serif" style:font-size-complex="9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font-name="Univers5" fo:font-size="24pt" fo:font-weight="normal" fo:background-color="transparent" style:font-name-asian="Arial3" style:font-size-asian="24pt" style:font-weight-asian="normal" style:font-name-complex="Arial3" style:font-size-complex="2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Univers5" fo:font-size="24pt" fo:font-weight="normal" officeooo:rsid="0011dc44" officeooo:paragraph-rsid="0011dc44" fo:background-color="transparent" style:font-name-asian="Arial3" style:font-size-asian="24pt" style:font-weight-asian="normal" style:font-name-complex="Arial3" style:font-size-complex="24pt" style:font-weight-complex="normal"/>
    </style:style>
    <style:style style:name="P17" style:family="paragraph" style:parent-style-name="Standard">
      <style:text-properties officeooo:paragraph-rsid="001fdf0a"/>
    </style:style>
    <style:style style:name="P18" style:family="paragraph" style:parent-style-name="Standard">
      <style:text-properties officeooo:paragraph-rsid="0021e5a4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style:font-name="Univers5" fo:font-size="8pt" fo:font-style="normal" fo:font-weight="normal" fo:background-color="transparent" style:font-name-asian="Times New Roman" style:font-size-asian="8pt" style:language-asian="zxx" style:country-asian="none" style:font-style-asian="normal" style:font-weight-asian="normal" style:font-name-complex="MS Sans Serif" style:font-size-complex="8pt" style:language-complex="ar" style:country-complex="SA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1fdf0a" style:font-size-asian="8pt" style:font-style-asian="italic" style:font-size-complex="8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1e5a4" style:font-size-asian="8pt" style:font-style-asian="italic" style:font-size-complex="8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7pt" fo:font-weight="bold" officeooo:paragraph-rsid="001fdf0a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7pt" fo:font-weight="bold" officeooo:paragraph-rsid="0021e5a4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Univers5" fo:font-size="6pt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nivers5" fo:font-size="6pt" fo:font-weight="bold" officeooo:paragraph-rsid="001fdf0a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Univers5" fo:font-size="6pt" fo:font-weight="bold" officeooo:paragraph-rsid="0021e5a4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Univers5" fo:font-size="6pt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Univers5" fo:font-size="6pt" fo:font-weight="bold" officeooo:paragraph-rsid="001fdf0a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nivers5" fo:font-size="6pt" fo:font-weight="bold" officeooo:paragraph-rsid="0021e5a4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Univers5" fo:font-size="6pt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Univers5" fo:font-size="6pt" officeooo:paragraph-rsid="00378c75" style:font-size-asian="6pt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Univers5" fo:font-size="6pt" officeooo:paragraph-rsid="001fdf0a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Univers5" fo:font-size="6pt" officeooo:paragraph-rsid="0021e5a4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Univers5" fo:font-size="6pt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Univers5" fo:font-size="6pt" officeooo:paragraph-rsid="001fdf0a" style:font-size-asian="6pt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Univers5" fo:font-size="6pt" officeooo:paragraph-rsid="0021e5a4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Univers5" fo:font-size="6pt" style:text-underline-style="none" fo:font-weight="normal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Univers5" fo:font-size="6pt" style:text-underline-style="none" fo:font-weight="normal" officeooo:paragraph-rsid="001fdf0a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Univers5" fo:font-size="6pt" style:text-underline-style="none" fo:font-weight="normal" officeooo:paragraph-rsid="0021e5a4" style:font-size-asian="6pt" style:font-weight-asian="normal" style:font-size-complex="6pt" style:font-weight-complex="normal"/>
    </style:style>
    <style:style style:name="P42" style:family="paragraph" style:parent-style-name="Manuale_3a__20_Fig.">
      <style:paragraph-properties fo:text-align="center" style:justify-single-word="false"/>
    </style:style>
    <style:style style:name="P43" style:family="paragraph" style:parent-style-name="Manuale_3a__20_Fig.">
      <style:paragraph-properties fo:text-align="center" style:justify-single-word="false">
        <style:tab-stops/>
      </style:paragraph-properties>
    </style:style>
    <style:style style:name="P44" style:family="paragraph" style:parent-style-name="Manuale_3a__20_Fig.">
      <style:paragraph-properties fo:text-align="center" style:justify-single-word="false"/>
      <style:text-properties fo:font-size="7pt" style:font-size-asian="7pt" style:font-size-complex="7pt"/>
    </style:style>
    <style:style style:name="P45" style:family="paragraph" style:parent-style-name="Manuale_3a__20_testo_20_">
      <style:paragraph-properties fo:text-align="justify" style:justify-single-word="false">
        <style:tab-stops/>
      </style:paragraph-properties>
      <style:text-properties style:use-window-font-color="true" style:font-name="Arial" fo:font-size="8pt" fo:font-weight="normal" fo:background-color="#ffff00" style:font-name-asian="Times New Roman" style:font-size-asian="8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P46" style:family="paragraph" style:parent-style-name="Manuale_3a__20_testo_20_">
      <style:text-properties style:use-window-font-color="true" style:font-name="Univers5" fo:font-size="8pt" fo:font-style="normal" fo:font-weight="normal" fo:background-color="transparent" style:font-name-asian="Times New Roman" style:font-size-asian="8pt" style:language-asian="zxx" style:country-asian="none" style:font-style-asian="normal" style:font-weight-asian="normal" style:font-name-complex="MS Sans Serif" style:font-size-complex="8pt" style:language-complex="ar" style:country-complex="SA" style:font-style-complex="normal" style:font-weight-complex="normal"/>
    </style:style>
    <style:style style:name="P47" style:family="paragraph" style:parent-style-name="Manuale_3a__20_testo_20_">
      <style:paragraph-properties fo:text-align="start" style:justify-single-word="false"/>
      <style:text-properties style:use-window-font-color="true" style:font-name="Univers5" fo:font-size="8pt" fo:font-style="normal" fo:font-weight="normal" fo:background-color="transparent" style:font-name-asian="Times New Roman" style:font-size-asian="8pt" style:language-asian="zxx" style:country-asian="none" style:font-style-asian="normal" style:font-weight-asian="normal" style:font-name-complex="MS Sans Serif" style:font-size-complex="8pt" style:language-complex="ar" style:country-complex="SA" style:font-style-complex="normal" style:font-weight-complex="normal"/>
    </style:style>
    <style:style style:name="P48" style:family="paragraph" style:parent-style-name="Manuale_3a__20_testo_20_">
      <style:text-properties style:use-window-font-color="true" style:font-name="Univers5" style:font-name-asian="Times New Roman" style:language-asian="zxx" style:country-asian="none" style:font-name-complex="MS Sans Serif" style:language-complex="ar" style:country-complex="SA"/>
    </style:style>
    <style:style style:name="P49" style:family="paragraph" style:parent-style-name="Manuale_3a__20_testo_20_">
      <style:text-properties style:use-window-font-color="true" style:font-name="Verdana" fo:font-size="9pt" fo:font-style="normal" fo:font-weight="normal" officeooo:paragraph-rsid="00154979" fo:background-color="transparent" style:font-name-asian="Times New Roman" style:font-size-asian="9pt" style:language-asian="zxx" style:country-asian="none" style:font-style-asian="normal" style:font-weight-asian="normal" style:font-name-complex="MS Sans Serif" style:font-size-complex="9pt" style:language-complex="ar" style:country-complex="SA" style:font-style-complex="normal" style:font-weight-complex="normal"/>
    </style:style>
    <style:style style:name="P50" style:family="paragraph" style:parent-style-name="Manuale_3a__20_testo_20_">
      <style:paragraph-properties fo:text-align="center" style:justify-single-word="false">
        <style:tab-stops/>
      </style:paragraph-properties>
    </style:style>
    <style:style style:name="P51" style:family="paragraph" style:parent-style-name="Manuale_3a__20_testo_20_">
      <style:paragraph-properties fo:text-align="start" style:justify-single-word="false"/>
    </style:style>
    <style:style style:name="P52" style:family="paragraph" style:parent-style-name="Manuale_3a__20_testo_20_">
      <style:text-properties fo:background-color="transparent"/>
    </style:style>
    <style:style style:name="P53" style:family="paragraph" style:parent-style-name="Manuale_3a__20_testo_20_">
      <style:paragraph-properties fo:text-align="center" style:justify-single-word="false">
        <style:tab-stops/>
      </style:paragraph-properties>
      <style:text-properties officeooo:rsid="0022bae2" officeooo:paragraph-rsid="0022bae2"/>
    </style:style>
    <style:style style:name="P54" style:family="paragraph" style:parent-style-name="Manuale_3a__20_testo_20_">
      <style:text-properties officeooo:paragraph-rsid="0023484e" fo:background-color="#ffff00"/>
    </style:style>
    <style:style style:name="P55" style:family="paragraph" style:parent-style-name="Manuale_3a__20_testo_20_">
      <style:text-properties officeooo:paragraph-rsid="00244ad6"/>
    </style:style>
    <style:style style:name="P56" style:family="paragraph" style:parent-style-name="Manuale_3a__20_Avvertenza_2c__20_Note">
      <style:paragraph-properties fo:text-align="justify" style:justify-single-word="false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-4.763cm"/>
        </style:tab-stops>
      </style:paragraph-properties>
    </style:style>
    <style:style style:name="P58" style:family="paragraph" style:parent-style-name="Text_20_body">
      <style:paragraph-properties fo:text-align="center" style:justify-single-word="false"/>
      <style:text-properties style:font-name="Verdana" fo:font-size="9pt" style:font-size-asian="9pt" style:font-size-complex="9pt"/>
    </style:style>
    <style:style style:name="P59" style:family="paragraph" style:parent-style-name="Text_20_body">
      <style:paragraph-properties fo:text-align="start" style:justify-single-word="false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text-align="end" style:justify-single-word="false"/>
      <style:text-properties style:font-name="Arial narrow" fo:font-size="9pt" fo:font-weight="bold" style:font-size-asian="9pt" style:font-size-complex="9pt"/>
    </style:style>
    <style:style style:name="P61" style:family="paragraph" style:parent-style-name="Text_20_body">
      <style:paragraph-properties fo:text-align="center" style:justify-single-word="false"/>
      <style:text-properties style:font-name="Arial narrow" fo:font-size="9pt" style:font-size-asian="9pt" style:font-size-complex="9pt"/>
    </style:style>
    <style:style style:name="P62" style:family="paragraph" style:parent-style-name="Text_20_body">
      <style:paragraph-properties fo:text-align="start" style:justify-single-word="false"/>
      <style:text-properties style:font-name="Arial narrow" fo:font-size="9pt" style:font-size-asian="9pt" style:font-size-complex="9pt"/>
    </style:style>
    <style:style style:name="P63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 narrow" fo:font-size="9pt" fo:font-weight="normal" officeooo:rsid="00244ad6" officeooo:paragraph-rsid="00244ad6" style:font-size-asian="9pt" style:font-weight-asian="normal" style:font-size-complex="9pt" style:font-weight-complex="normal"/>
    </style:style>
    <style:style style:name="P6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7" style:family="paragraph" style:parent-style-name="Standard" style:master-page-name="_30__20_-_20_copertina">
      <style:paragraph-properties fo:text-align="center" style:justify-single-word="false" style:page-number="auto"/>
      <style:text-properties style:use-window-font-color="true" style:font-name="Verdana" fo:font-size="14pt" fo:font-weight="bold" fo:background-color="transparent" style:font-name-asian="Times New Roman" style:font-size-asian="14pt" style:language-asian="zxx" style:country-asian="none" style:font-weight-asian="bold" style:font-name-complex="MS Sans Serif" style:font-size-complex="14pt" style:language-complex="ar" style:country-complex="SA"/>
    </style:style>
    <style:style style:name="P68" style:family="paragraph" style:parent-style-name="Standard" style:master-page-name="_30__20_-_20_copertina_20_pag.2">
      <style:paragraph-properties fo:margin-top="0cm" fo:margin-bottom="0.25cm" style:contextual-spacing="false" fo:text-align="start" style:justify-single-word="false" style:page-number="auto"/>
      <style:text-properties style:use-window-font-color="true" style:font-name="AHICJI+Univers" fo:font-size="10pt" fo:font-style="normal" fo:font-weight="bold" fo:background-color="transparent" style:font-name-asian="Times New Roman" style:font-size-asian="10pt" style:language-asian="zxx" style:country-asian="none" style:font-style-asian="normal" style:font-weight-asian="bold" style:font-name-complex="MS Sans Serif" style:font-size-complex="10pt" style:language-complex="ar" style:country-complex="SA" style:font-style-complex="normal" style:font-weight-complex="bold"/>
    </style:style>
    <style:style style:name="P69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style:use-window-font-color="true" style:font-name="Univers5" fo:font-size="8pt" style:font-name-asian="Times New Roman" style:font-size-asian="8pt" style:language-asian="zxx" style:country-asian="none" style:font-name-complex="MS Sans Serif" style:font-size-complex="8pt" style:language-complex="ar" style:country-complex="SA"/>
    </style:style>
    <style:style style:name="P70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style:use-window-font-color="true" style:font-name="Univers5" fo:font-size="8pt" officeooo:rsid="00154979" officeooo:paragraph-rsid="00154979" style:font-name-asian="Times New Roman" style:font-size-asian="8pt" style:language-asian="zxx" style:country-asian="none" style:font-name-complex="MS Sans Serif" style:font-size-complex="8pt" style:language-complex="ar" style:country-complex="SA"/>
    </style:style>
    <style:style style:name="P71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style:use-window-font-color="true" style:font-name="Univers5" fo:font-size="8pt" officeooo:rsid="0018eb1d" officeooo:paragraph-rsid="0018eb1d" style:font-name-asian="Times New Roman" style:font-size-asian="8pt" style:language-asian="zxx" style:country-asian="none" style:font-name-complex="MS Sans Serif" style:font-size-complex="8pt" style:language-complex="ar" style:country-complex="SA"/>
    </style:style>
    <style:style style:name="P72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style:use-window-font-color="true" style:font-name="Univers5" fo:font-size="8pt" fo:font-weight="normal" officeooo:rsid="00244ad6" officeooo:paragraph-rsid="00244ad6" fo:background-color="transparent" style:font-name-asian="Times New Roman" style:font-size-asian="8pt" style:language-asian="zxx" style:country-asian="none" style:font-weight-asian="normal" style:font-name-complex="MS Sans Serif" style:font-size-complex="8pt" style:language-complex="ar" style:country-complex="SA" style:font-weight-complex="normal"/>
    </style:style>
    <style:style style:name="P73" style:family="paragraph" style:parent-style-name="Standard" style:list-style-name="L5">
      <style:paragraph-properties fo:margin-top="0cm" fo:margin-bottom="0cm" style:contextual-spacing="false" fo:text-align="start" style:justify-single-word="false"/>
    </style:style>
    <style:style style:name="P74" style:family="paragraph" style:parent-style-name="Footer">
      <style:paragraph-properties fo:text-align="center" style:justify-single-word="false"/>
      <style:text-properties style:font-name="Verdana" fo:font-size="9pt" style:font-size-asian="9pt" style:font-size-complex="9pt"/>
    </style:style>
    <style:style style:name="P75" style:family="paragraph" style:parent-style-name="Manuale_3a__20_paragrafo">
      <style:text-properties style:use-window-font-color="true" style:font-name="Arial" fo:font-size="8pt" fo:font-weight="normal" style:font-name-asian="Times New Roman" style:font-size-asian="8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P76" style:family="paragraph" style:parent-style-name="Manuale_3a__20_paragrafo">
      <style:text-properties fo:background-color="transparent"/>
    </style:style>
    <style:style style:name="P77" style:family="paragraph" style:parent-style-name="Manuale_3a__20_paragrafo">
      <style:paragraph-properties>
        <style:tab-stops>
          <style:tab-stop style:position="10.76cm" style:type="right"/>
        </style:tab-stops>
      </style:paragraph-properties>
      <style:text-properties fo:background-color="transparent"/>
    </style:style>
    <style:style style:name="P78" style:family="paragraph" style:parent-style-name="Manuale_3a__20_paragrafo">
      <style:text-properties fo:background-color="#ffff00"/>
    </style:style>
    <style:style style:name="P79" style:family="paragraph" style:parent-style-name="Manuale_3a__20_paragrafo">
      <style:paragraph-properties fo:break-before="column"/>
    </style:style>
    <style:style style:name="P80" style:family="paragraph" style:parent-style-name="Manuale_3a__20_paragrafo">
      <style:paragraph-properties fo:break-before="column"/>
      <style:text-properties style:use-window-font-color="true" style:font-name="Univers5" fo:font-size="8pt" fo:font-style="normal" fo:font-weight="normal" fo:background-color="transparent" style:font-name-asian="Times New Roman" style:font-size-asian="8pt" style:language-asian="zxx" style:country-asian="none" style:font-style-asian="normal" style:font-weight-asian="normal" style:font-name-complex="MS Sans Serif" style:font-size-complex="8pt" style:language-complex="ar" style:country-complex="SA" style:font-style-complex="normal" style:font-weight-complex="normal"/>
    </style:style>
    <style:style style:name="P81" style:family="paragraph" style:parent-style-name="Manuale_3a__20_paragrafo" style:master-page-name="_32__20_-_20_istruzioni_20_per_20_l_27_installazione_20_e_20_uso">
      <style:paragraph-properties style:page-number="auto"/>
    </style:style>
    <style:style style:name="P82" style:family="paragraph" style:parent-style-name="Manuale_3a__20_paragrafo" style:master-page-name="_33__20_-_20_manutenzione">
      <style:paragraph-properties style:page-number="auto"/>
    </style:style>
    <style:style style:name="P83" style:family="paragraph" style:parent-style-name="Manuale_3a__20_testo_20_">
      <style:text-properties officeooo:rsid="0023484e" officeooo:paragraph-rsid="0023484e" fo:background-color="#ffff00"/>
    </style:style>
    <style:style style:name="P84" style:family="paragraph" style:parent-style-name="Manuale_3a__20_testo_20_">
      <style:text-properties officeooo:rsid="00244ad6"/>
    </style:style>
    <style:style style:name="P85" style:family="paragraph" style:parent-style-name="Manuale_3a__20_testo_20_">
      <style:text-properties officeooo:rsid="00244ad6" officeooo:paragraph-rsid="00244ad6"/>
    </style:style>
    <style:style style:name="P86" style:family="paragraph" style:parent-style-name="Manuale_3a__20_testo_20_" style:master-page-name="_32__20_-_20_istruzioni_20_per_20_l_27_installazione_20_e_20_uso">
      <style:paragraph-properties style:page-number="auto"/>
      <style:text-properties style:use-window-font-color="true" style:font-name="Arial" fo:font-size="8pt" fo:font-weight="normal" fo:background-color="#ffff00" style:font-name-asian="Times New Roman" style:font-size-asian="8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P87" style:family="paragraph" style:parent-style-name="Manuale_3a__20_sottoparagrafo">
      <style:text-properties style:use-window-font-color="true" style:font-name="Verdana" fo:font-size="11pt" style:text-underline-style="solid" style:text-underline-width="auto" style:text-underline-color="font-color" fo:font-weight="normal" style:letter-kerning="false" style:font-name-asian="Times New Roman" style:font-size-asian="11pt" style:language-asian="zxx" style:country-asian="none" style:font-weight-asian="normal" style:font-name-complex="MS Sans Serif" style:font-size-complex="11pt" style:language-complex="ar" style:country-complex="SA"/>
    </style:style>
    <style:style style:name="P88" style:family="paragraph" style:parent-style-name="Manuale_3a__20_sottoparagrafo">
      <style:paragraph-properties fo:text-align="start" style:justify-single-word="false"/>
      <style:text-properties style:use-window-font-color="true" style:font-name="Arial" fo:font-size="8pt" fo:font-style="normal" fo:font-weight="normal" fo:background-color="transparent" style:font-name-asian="Times New Roman" style:font-size-asian="8pt" style:language-asian="zxx" style:country-asian="none" style:font-style-asian="normal" style:font-weight-asian="normal" style:font-name-complex="MS Sans Serif" style:font-size-complex="8pt" style:language-complex="ar" style:country-complex="SA" style:font-style-complex="normal" style:font-weight-complex="normal"/>
    </style:style>
    <style:style style:name="P89" style:family="paragraph" style:parent-style-name="Manuale_3a__20_sottoparagrafo">
      <style:paragraph-properties fo:margin-top="0cm" fo:margin-bottom="0.3cm" style:contextual-spacing="false" fo:text-align="justify" style:justify-single-word="false" fo:break-before="column"/>
    </style:style>
    <style:style style:name="P90" style:family="paragraph" style:parent-style-name="Manuale_3a__20_Attenzione_2c__20_Pericolo" style:list-style-name="L6">
      <style:text-properties style:font-name="Univers5" fo:font-size="8pt" style:font-size-asian="8pt" style:font-size-complex="8pt"/>
    </style:style>
    <style:style style:name="P91" style:family="paragraph" style:parent-style-name="Manuale_3a__20_Attenzione_2c__20_Pericolo" style:list-style-name="L6">
      <style:text-properties style:font-name="Univers5"/>
    </style:style>
    <style:style style:name="P92" style:family="paragraph" style:parent-style-name="Manuale_3a__20_CAPITOLO">
      <style:paragraph-properties fo:break-before="column"/>
    </style:style>
    <style:style style:name="P93" style:family="paragraph" style:parent-style-name="Manuale_3a__20_CAPITOLO">
      <style:paragraph-properties fo:break-before="page"/>
    </style:style>
    <style:style style:name="P94" style:family="paragraph" style:parent-style-name="Manuale_3a__20_CAPITOLO" style:master-page-name="_35__20_-_20_CE">
      <style:paragraph-properties style:page-number="auto"/>
      <style:text-properties fo:color="#000000" officeooo:paragraph-rsid="001eff25"/>
    </style:style>
    <style:style style:name="P95" style:family="paragraph"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use-window-font-color="true" fo:letter-spacing="normal" fo:font-weight="bold" style:letter-kerning="false" fo:background-color="transparent" style:font-name-asian="Times New Roman" style:language-asian="zxx" style:country-asian="none" style:font-weight-asian="bold" style:font-name-complex="MS Sans Serif" style:language-complex="ar" style:country-complex="SA"/>
    </style:style>
    <style:style style:name="T3" style:family="text">
      <style:text-properties style:use-window-font-color="true" style:font-name="Univers5" fo:font-size="8pt" fo:font-style="normal" fo:font-weight="normal" fo:background-color="transparent" style:font-name-asian="Times New Roman" style:font-size-asian="8pt" style:language-asian="zxx" style:country-asian="none" style:font-style-asian="normal" style:font-weight-asian="normal" style:font-name-complex="MS Sans Serif" style:font-size-complex="8pt" style:language-complex="ar" style:country-complex="SA" style:font-style-complex="normal" style:font-weight-complex="normal"/>
    </style:style>
    <style:style style:name="T4" style:family="text">
      <style:text-properties style:use-window-font-color="true" style:font-name="Univers5" fo:font-size="8pt" fo:font-style="normal" fo:font-weight="bold" fo:background-color="transparent" style:font-name-asian="Times New Roman" style:font-size-asian="8pt" style:language-asian="zxx" style:country-asian="none" style:font-style-asian="normal" style:font-weight-asian="bold" style:font-name-complex="MS Sans Serif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Univers5" fo:font-size="8pt" fo:font-style="normal" style:text-underline-style="none" fo:font-weight="bold" fo:background-color="transparent" style:font-name-asian="Times New Roman" style:font-size-asian="8pt" style:language-asian="zxx" style:country-asian="none" style:font-style-asian="normal" style:font-weight-asian="bold" style:font-name-complex="MS Sans Serif" style:font-size-complex="8pt" style:language-complex="ar" style:country-complex="SA" style:font-style-complex="normal" style:font-weight-complex="bold"/>
    </style:style>
    <style:style style:name="T6" style:family="text">
      <style:text-properties style:use-window-font-color="true" style:font-name="Univers5" fo:font-size="8pt" fo:font-weight="bold" fo:background-color="transparent" style:font-name-asian="Times New Roman" style:font-size-asian="8pt" style:language-asian="zxx" style:country-asian="none" style:font-weight-asian="bold" style:font-name-complex="MS Sans Serif" style:font-size-complex="8pt" style:language-complex="ar" style:country-complex="SA" style:font-weight-complex="bold"/>
    </style:style>
    <style:style style:name="T7" style:family="text">
      <style:text-properties style:use-window-font-color="true" style:font-name="Univers5" fo:font-size="8pt" fo:background-color="transparent" style:font-name-asian="Times New Roman" style:font-size-asian="8pt" style:language-asian="zxx" style:country-asian="none" style:font-name-complex="MS Sans Serif" style:font-size-complex="8pt" style:language-complex="ar" style:country-complex="SA"/>
    </style:style>
    <style:style style:name="T8" style:family="text">
      <style:text-properties style:use-window-font-color="true" style:font-name="Univers5" fo:font-style="normal" fo:font-weight="normal" fo:background-color="transparent" style:font-name-asian="Times New Roman" style:language-asian="zxx" style:country-asian="none" style:font-style-asian="normal" style:font-weight-asian="normal" style:font-name-complex="MS Sans Serif" style:language-complex="ar" style:country-complex="SA" style:font-style-complex="normal" style:font-weight-complex="normal"/>
    </style:style>
    <style:style style:name="T9" style:family="text">
      <style:text-properties style:use-window-font-color="true" style:font-name="Univers5" fo:font-style="normal" style:text-underline-style="none" fo:font-weight="normal" fo:background-color="transparent" style:font-name-asian="Times New Roman" style:language-asian="zxx" style:country-asian="none" style:font-style-asian="normal" style:font-weight-asian="normal" style:font-name-complex="MS Sans Serif" style:language-complex="ar" style:country-complex="SA" style:font-style-complex="normal" style:font-weight-complex="normal"/>
    </style:style>
    <style:style style:name="T10" style:family="text">
      <style:text-properties style:use-window-font-color="true" fo:letter-spacing="0.035cm" fo:font-weight="bold" style:letter-kerning="true" fo:background-color="transparent" style:font-name-asian="Times New Roman" style:language-asian="zxx" style:country-asian="none" style:font-weight-asian="bold" style:font-name-complex="MS Sans Serif" style:language-complex="ar" style:country-complex="SA"/>
    </style:style>
    <style:style style:name="T11" style:family="text">
      <style:text-properties fo:font-weight="normal" fo:background-color="transparent" style:font-weight-asian="normal" style:font-weight-complex="normal"/>
    </style:style>
    <style:style style:name="T12" style:family="text">
      <style:text-properties fo:background-color="transparent"/>
    </style:style>
    <style:style style:name="T13" style:family="text">
      <style:text-properties fo:font-weight="bold"/>
    </style:style>
    <style:style style:name="T14" style:family="text">
      <style:text-properties fo:font-weight="bold" fo:background-color="transparent" style:font-weight-asian="bold" style:font-weight-complex="bold"/>
    </style:style>
    <style:style style:name="T15" style:family="text">
      <style:text-properties fo:text-transform="uppercase" style:use-window-font-color="true" style:font-name="Univers5" fo:language="it" fo:country="IT" style:text-underline-style="none" fo:font-weight="bold" style:letter-kerning="false" style:font-name-asian="Times New Roman" style:font-size-asian="11pt" style:language-asian="zxx" style:country-asian="none" style:font-weight-asian="bold" style:font-name-complex="MS Sans Serif" style:font-size-complex="11pt" style:language-complex="ar" style:country-complex="SA" style:font-weight-complex="bold"/>
    </style:style>
    <style:style style:name="T16" style:family="text">
      <style:text-properties officeooo:rsid="0011dc44"/>
    </style:style>
    <style:style style:name="T17" style:family="text">
      <style:text-properties officeooo:rsid="00154979"/>
    </style:style>
    <style:style style:name="T18" style:family="text">
      <style:text-properties officeooo:rsid="001eff25"/>
    </style:style>
    <style:style style:name="T19" style:family="text">
      <style:text-properties officeooo:rsid="00244ad6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fo:margin-left="0.3cm" fo:margin-right="0.3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min-label-width="0.3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style:num-suffix="." style:num-format="1">
        <style:list-level-properties text:min-label-width="0.3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✔">
        <style:list-level-properties text:space-before="0.101cm" text:min-label-width="0.4cm" text:min-label-distance="0.199cm"/>
        <style:text-properties fo:font-family="StarSymbol" style:font-charset="x-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fo:font-family="StarSymbol" style:font-charset="x-symbol"/>
      </text:list-level-style-bullet>
    </text:list-style>
    <style:style style:name="gr1" style:family="graphic">
      <style:graphic-properties draw:stroke="none" svg:stroke-color="#000000" draw:fill="none" draw:fill-color="#ffffff" fo:min-he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6"/>
      <text:p text:style-name="P6"/>
      <text:p text:style-name="P12">013008</text:p>
      <text:p text:style-name="P15"><text:span text:style-name="T16">GANCIO</text:span> <text:span text:style-name="T16">SOLLEVAMENTO ASSALE</text:span></text:p>
      <text:p text:style-name="P16">BLITZONE</text:p>
      <text:p text:style-name="P15"/>
      <text:p text:style-name="P8"/>
      <text:p text:style-name="P10"/>
      <text:p text:style-name="P11">- ISTRUZIONI PER L'USO -</text:p>
      <text:p text:style-name="P13">INSTALLAZIONE - USO – MANUTENZIONE</text:p>
      <text:p text:style-name="P9"/>
      <text:p text:style-name="P68">DATI DI IDENTIFICAZIONE DELL'ACCESSORIO DI SOLLEVAMENTO:</text:p>
      <text:p text:style-name="P1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64">1 - INFORMAZIONI PRELIMINARI<text:tab/>3</text:p>
          <text:p text:style-name="P65">1.1 - Simboli: significato ed impiego<text:tab/>3</text:p>
          <text:p text:style-name="P65">1.2 - Responsabilità del costruttore e garanzia<text:tab/>3</text:p>
          <text:p text:style-name="P65">1.3 – OBBLIGHI GENERALI sulla sicurezza<text:tab/>3</text:p>
          <text:p text:style-name="P65">1.4 – La vita dell'accessorio di sollevamento<text:tab/>3</text:p>
          <text:p text:style-name="P64">2 - ISTRUZIONI PER L'INSTALLAZIONE E USO<text:tab/>4</text:p>
          <text:p text:style-name="P65">2.1 – Utilizzo previsto, caratteristiche del carico e carico massimo di esercizio<text:tab/>4</text:p>
          <text:p text:style-name="P65">2.2 - La composizione delL'ACCESSORIO<text:tab/>4</text:p>
          <text:p text:style-name="P65">2.3 - Dati di targa<text:tab/>4</text:p>
          <text:p text:style-name="P65">2.4 – ISTRUZIONI PRELIMINARI ALL'INSTALLAZIONE<text:tab/>4</text:p>
          <text:p text:style-name="P65">2.5 - Istruzioni di funzionamento e di uso<text:tab/>5</text:p>
          <text:p text:style-name="P65">2.6 – operazioni di fine turno<text:tab/>5</text:p>
          <text:p text:style-name="P65">2.7 – TRASPORTO DELL'ACCESSORIO<text:tab/>5</text:p>
          <text:p text:style-name="P64">3 - ISTRUZIONI PER LA MANUTENZIONE<text:tab/>6</text:p>
          <text:p text:style-name="P65">3.1 - Manutenzione<text:tab/>6</text:p>
          <text:p text:style-name="P65">3.2 - Parti sottoposte a controlli<text:tab/>6</text:p>
          <text:p text:style-name="P66">3.2.1 - Telaio delL'ACCESSORIO<text:tab/>6</text:p>
          <text:p text:style-name="P66">3.2.2 - Componenti ed elementi di sospensione e di imbracatura:<text:tab/>6</text:p>
          <text:p text:style-name="P64">4 – REGISTRO di CONTROLLO<text:tab/>7</text:p>
          <text:p text:style-name="P64">5 – DICHIARAZIONE CE di CONFORMITA'<text:tab/>8</text:p>
        </text:index-body>
      </text:table-of-content>
      <text:h text:style-name="Manuale_3a__20_paragrafo" text:outline-level="2"/>
      <text:h text:style-name="P79" text:outline-level="2"><text:soft-page-break/></text:h>
      <text:h text:style-name="Manuale_3a__20_paragrafo" text:outline-level="2">1.1 - Simboli: significato ed impiego</text:h>
      <text:p text:style-name="Manuale_3a__20_testo_20_">Nel presente manuale vengono utilizzati alcuni simboli per richiamare l’attenzione del lettore e sottolineare alcuni aspetti </text:p>
      <text:h text:style-name="Manuale_3a__20_paragrafo" text:outline-level="2"/>
      <text:h text:style-name="Manuale_3a__20_paragrafo" text:outline-level="2">1.2 - Responsabilità del costruttore e garanzia</text:h>
      <text:p text:style-name="P48">Con riferimento a quanto riportato in questo manuale la </text:p>
      <text:h text:style-name="P75" text:outline-level="2"/>
      <text:h text:style-name="P79" text:outline-level="2">1.3 – OBBLIGHI GENERALI sulla sicurezza</text:h>
      <text:list xml:id="list2298144730690312939" text:style-name="L3">
        <text:list-item>
          <text:p text:style-name="P69"><text:span text:style-name="T14">Leggere</text:span><text:span text:style-name="T11"> attentamente il presente manuale.</text:span></text:p>
        </text:list-item>
        <text:list-item>
          <text:p text:style-name="P72">Sdsdfsdfsdf</text:p>
        </text:list-item>
        <text:list-item>
          <text:p text:style-name="P72">dsfdfsdfsdczxfsdf df sdf sdf</text:p>
        </text:list-item>
        <text:list-item>
          <text:p text:style-name="P72">sdfsfd sd gsd g</text:p>
        </text:list-item>
        <text:list-item>
          <text:p text:style-name="P72">s</text:p>
        </text:list-item>
      </text:list>
      <text:p text:style-name="P52"/>
      <text:p text:style-name="P7"/>
      <text:h text:style-name="P76" text:outline-level="2"/>
      <text:h text:style-name="P78" text:outline-level="2" text:restart-numbering="true" text:start-value="1">1.4 – La vita dell'accessorio di sollevamento</text:h>
      <text:p text:style-name="P54">La vita dell'accessorio di sollevamento è prevista, in condizioni</text:p>
      <text:p text:style-name="P83">sdfsdfsdfg</text:p>
      <text:p text:style-name="P83">sdfdg</text:p>
      <text:p text:style-name="P54"/>
      <text:p text:style-name="P83">asdfg</text:p>
      <text:p text:style-name="P54"/>
      <text:p text:style-name="P54"><text:s/></text:p>
      <text:p text:style-name="P86"/>
      <text:h text:style-name="Manuale_3a__20_paragrafo" text:outline-level="2">2.1 – Utilizzo previsto, caratteristiche del carico e carico massimo di esercizio</text:h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77" text:outline-level="2">2.2 - La composizione del<text:span text:style-name="T17">L'ACCESSORIO</text:span></text:h>
      <text:p text:style-name="Manuale_3a__20_testo_20_">Sdfsdfgsdg</text:p>
      <text:p text:style-name="Manuale_3a__20_testo_20_">dsfgsdfg</text:p>
      <text:p text:style-name="P53"/>
      <text:p text:style-name="P43">Fig.2</text:p>
      <text:p text:style-name="P50"/>
      <text:list xml:id="list4732085474755386001" text:style-name="L4">
        <text:list-item text:start-value="1">
          <text:p text:style-name="P70">telaio</text:p>
        </text:list-item>
        <text:list-item>
          <text:p text:style-name="P70">anello sospensione a vuoto</text:p>
        </text:list-item>
        <text:list-item>
          <text:p text:style-name="P70">anello sospensione a pieno carico</text:p>
        </text:list-item>
        <text:list-item>
          <text:p text:style-name="P71">vite accoppiamento al carico</text:p>
        </text:list-item>
      </text:list>
      <text:p text:style-name="P45"/>
      <text:h text:style-name="P79" text:outline-level="2">2.3 - Dati di targa</text:h>
      <text:p text:style-name="P43"><draw:frame text:anchor-type="paragraph" draw:z-index="0" draw:style-name="gr1" draw:text-style-name="P95" svg:width="0.537cm" svg:height="0.302cm" svg:x="5.884cm" svg:y="1.27cm"><draw:text-box><text:p><text:span text:style-name="T20">01</text:span></text:p></draw:text-box></draw:frame><draw:frame text:anchor-type="paragraph" draw:z-index="1" draw:style-name="gr1" draw:text-style-name="P95" svg:width="0.537cm" svg:height="0.302cm" svg:x="5.904cm" svg:y="1.649cm"><draw:text-box><text:p><text:span text:style-name="T20">30</text:span></text:p></draw:text-box></draw:frame>Fig.3</text:p>
      <text:p text:style-name="P50"/>
      <text:h text:style-name="Manuale_3a__20_paragrafo" text:outline-level="2"/>
      <text:p text:style-name="Manuale_3a__20_testo_20_"/>
      <text:p text:style-name="Manuale_3a__20_testo_20_"/>
      <text:p text:style-name="Manuale_3a__20_testo_20_"/>
      <text:p text:style-name="Manuale_3a__20_testo_20_"/>
      <text:p text:style-name="Manuale_3a__20_testo_20_"/>
      <text:p text:style-name="Manuale_3a__20_testo_20_"/>
      <text:p text:style-name="Manuale_3a__20_testo_20_"/>
      <text:p text:style-name="Manuale_3a__20_testo_20_"/>
      <text:h text:style-name="Manuale_3a__20_paragrafo" text:outline-level="2">2.4 – ISTRUZIONI PRELIMINARI ALL'INSTALLAZIONE</text:h>
      <text:list xml:id="list2171597536634154515" text:style-name="L5">
        <text:list-item text:start-value="1">
          <text:p text:style-name="P73"><text:span text:style-name="T6">Verificare</text:span><text:span text:style-name="T7"> che le diverse parti dell'accessorio di sollevamento (struttura, sospensioni, accessori di </text:span></text:p>
        </text:list-item>
      </text:list>
      <text:h text:style-name="P81" text:outline-level="2">2.5 - Istruzioni di funzionamento e di uso</text:h>
      <text:p text:style-name="P19"/>
      <text:p text:style-name="P56">Installazione del gancio di sollevamento all'accessorio </text:p>
      <text:p text:style-name="Manuale_3a__20_Avvertenza_2c__20_Note"><text:span text:style-name="T5">Inserire il gancio</text:span><text:span text:style-name="T4"> </text:span><text:span text:style-name="T3">di sollevamento nell'asola delle fasce per </text:span><text:span text:style-name="T5">erificare la chiusura del moschettone</text:span><text:span text:style-name="T3">).</text:span></text:p>
      <text:p text:style-name="P44"><text:span text:style-name="T9">Fig</text:span><text:span text:style-name="T8">.4</text:span></text:p>
      <text:p text:style-name="P46"/>
      <text:p text:style-name="Manuale_3a__20_testo_20_"/>
      <text:p text:style-name="Manuale_3a__20_testo_20_"/>
      <text:p text:style-name="P42"/>
      <text:p text:style-name="P51"/>
      <text:p text:style-name="P47"/>
      <text:h text:style-name="P80" text:outline-level="2"/>
      <text:h text:style-name="Manuale_3a__20_paragrafo" text:outline-level="2">2.6 – operazioni di fine turno</text:h>
      <text:p text:style-name="Manuale_3a__20_testo_20_">Custodire l'accessorio <text:s/>in un luogo idoneo quando non è più in servizio.</text:p>
      <text:p text:style-name="Manuale_3a__20_testo_20_"/>
      <text:h text:style-name="Manuale_3a__20_paragrafo" text:outline-level="2">2.7 – TRASPORTO DELL'ACCESSORIO</text:h>
      <text:p text:style-name="Manuale_3a__20_testo_20_">Prestare molta cura al trasporto degli accessori di </text:p>
      <text:h text:style-name="P82" text:outline-level="2"/>
      <text:h text:style-name="Manuale_3a__20_paragrafo" text:outline-level="2">3.1 - Manutenzione</text:h>
      <text:p text:style-name="Manuale_3a__20_testo_20_">Il programma di manutenzione comprende interventi di tipo <text:span text:style-name="T13">ordinario</text:span>, condotti direttamente dall'operatore e/o da </text:p>
      <text:p text:style-name="Standard"/>
      <text:h text:style-name="Manuale_3a__20_paragrafo" text:outline-level="2"/>
      <text:h text:style-name="Manuale_3a__20_paragrafo" text:outline-level="2">3.2 - Parti sottoposte a controlli</text:h>
      <text:p text:style-name="Manuale_3a__20_testo_20_">Le parti della macchina che devono ciclicamente essere sottoposte a controllo e, se necessario, a riparazione o a </text:p>
      <text:h text:style-name="P87" text:outline-level="3"/>
      <text:h text:style-name="Manuale_3a__20_sottoparagrafo" text:outline-level="3">3.2.1 - Telaio <text:span text:style-name="T12">delL'ACCESSORIO</text:span></text:h>
      <text:p text:style-name="Manuale_3a__20_Avvertenza_2c__20_Note"/>
      <text:p text:style-name="Manuale_3a__20_Avvertenza_2c__20_Note">Riparare la struttura metallica ove si verificassero:</text:p>
      <text:h text:style-name="P88" text:outline-level="3"/>
      <text:h text:style-name="P89" text:outline-level="3">3.2.2 - Componenti ed<text:span text:style-name="T15"> elementi </text:span>di sospensione e di imbracatura:</text:h>
      <text:p text:style-name="Manuale_3a__20_testo_20_">Sono: campanelle, grilli, golfari, capicorda, maglie di giunzione, asole, spinotti, perni/cerniere e relative sedi).</text:p>
      <text:p text:style-name="P55">I c<text:span text:style-name="T19">dsfsdfk slòdfh sdòfh</text:span></text:p>
      <text:p text:style-name="P85">j f sdkljf sldk gsdlk hgjsdòf gkshdlfgsd</text:p>
      <text:p text:style-name="P84"><text:s/>ldsfjh sldkfh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E"/>
        <table:table-row table:style-name="Table18.1">
          <table:table-cell table:style-name="Table18.A1" office:value-type="string">
            <text:p text:style-name="P20">ANNO...........</text:p>
          </table:table-cell>
          <table:table-cell table:style-name="Table18.B1" table:number-columns-spanned="4" office:value-type="string">
            <text:p text:style-name="P23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26">Verifiche e controlli da effettuare</text:p>
          </table:table-cell>
          <table:table-cell table:style-name="Table18.A2" office:value-type="string">
            <text:p text:style-name="P29">Annuale</text:p>
            <text:p text:style-name="P29">se &gt;1000 cicli anno</text:p>
          </table:table-cell>
          <table:table-cell table:style-name="Table18.A2" office:value-type="string">
            <text:p text:style-name="P29">3 anni</text:p>
          </table:table-cell>
          <table:table-cell table:style-name="Table18.A2" office:value-type="string">
            <text:p text:style-name="P29">Note</text:p>
          </table:table-cell>
          <table:table-cell table:style-name="Table18.E2" office:value-type="string">
            <text:p text:style-name="P29">Firma</text:p>
          </table:table-cell>
        </table:table-row>
        <table:table-row>
          <table:table-cell table:style-name="Table18.A3" office:value-type="string">
            <text:p text:style-name="P33">Telaio<text:span text:style-name="T18">, grilli, anelli</text:span></text:p>
            <text:p text:style-name="P33">(controllo visivo - efficienza funzionale)</text:p>
          </table:table-cell>
          <table:table-cell table:style-name="Table18.A2" office:value-type="string">
            <text:p text:style-name="P36"/>
          </table:table-cell>
          <table:table-cell table:style-name="Table18.A2" office:value-type="string">
            <text:p text:style-name="P36"/>
            <text:p text:style-name="P36"/>
          </table:table-cell>
          <table:table-cell table:style-name="Table18.A2" office:value-type="string">
            <text:p text:style-name="P36"/>
          </table:table-cell>
          <table:table-cell table:style-name="Table18.E2" office:value-type="string">
            <text:p text:style-name="P36"/>
          </table:table-cell>
        </table:table-row>
        <table:table-row>
          <table:table-cell table:style-name="Table18.A2" office:value-type="string">
            <text:p text:style-name="P32">Leggibilità targhette</text:p>
          </table:table-cell>
          <table:table-cell table:style-name="Table18.A2" office:value-type="string">
            <text:p text:style-name="P36"/>
          </table:table-cell>
          <table:table-cell table:style-name="Table18.A2" office:value-type="string">
            <text:p text:style-name="P39"/>
          </table:table-cell>
          <table:table-cell table:style-name="Table18.A2" office:value-type="string">
            <text:p text:style-name="P39"/>
          </table:table-cell>
          <table:table-cell table:style-name="Table18.E2" office:value-type="string">
            <text:p text:style-name="P39"/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21">ANNO...........</text:p>
          </table:table-cell>
          <table:table-cell table:style-name="Table16.B1" table:number-columns-spanned="4" office:value-type="string">
            <text:p text:style-name="P24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27">Verifiche e controlli da effettuare</text:p>
          </table:table-cell>
          <table:table-cell table:style-name="Table16.A2" office:value-type="string">
            <text:p text:style-name="P30">Annuale</text:p>
            <text:p text:style-name="P30">se &gt;1000 cicli anno</text:p>
          </table:table-cell>
          <table:table-cell table:style-name="Table16.A2" office:value-type="string">
            <text:p text:style-name="P30">3 anni</text:p>
          </table:table-cell>
          <table:table-cell table:style-name="Table16.A2" office:value-type="string">
            <text:p text:style-name="P30">Note</text:p>
          </table:table-cell>
          <table:table-cell table:style-name="Table16.E2" office:value-type="string">
            <text:p text:style-name="P30">Firma</text:p>
          </table:table-cell>
        </table:table-row>
        <table:table-row>
          <table:table-cell table:style-name="Table16.A3" office:value-type="string">
            <text:p text:style-name="P34">Telaio<text:span text:style-name="T18">, grilli, anelli</text:span></text:p>
            <text:p text:style-name="P34">(controllo visivo - efficienza funzionale)</text:p>
          </table:table-cell>
          <table:table-cell table:style-name="Table16.A2" office:value-type="string">
            <text:p text:style-name="P37"/>
          </table:table-cell>
          <table:table-cell table:style-name="Table16.A2" office:value-type="string">
            <text:p text:style-name="P37"/>
            <text:p text:style-name="P37"/>
          </table:table-cell>
          <table:table-cell table:style-name="Table16.A2" office:value-type="string">
            <text:p text:style-name="P37"/>
          </table:table-cell>
          <table:table-cell table:style-name="Table16.E2" office:value-type="string">
            <text:p text:style-name="P37"/>
          </table:table-cell>
        </table:table-row>
        <table:table-row>
          <table:table-cell table:style-name="Table16.A2" office:value-type="string">
            <text:p text:style-name="P34">Leggibilità targhette</text:p>
          </table:table-cell>
          <table:table-cell table:style-name="Table16.A2" office:value-type="string">
            <text:p text:style-name="P37"/>
          </table:table-cell>
          <table:table-cell table:style-name="Table16.A2" office:value-type="string">
            <text:p text:style-name="P40"/>
          </table:table-cell>
          <table:table-cell table:style-name="Table16.A2" office:value-type="string">
            <text:p text:style-name="P40"/>
          </table:table-cell>
          <table:table-cell table:style-name="Table16.E2" office:value-type="string">
            <text:p text:style-name="P40"/>
          </table:table-cell>
        </table:table-row>
      </table:table>
      <text:p text:style-name="P17"/>
      <table:table table:name="Table19" table:style-name="Table19">
        <table:table-column table:style-name="Table19.A"/>
        <table:table-column table:style-name="Table19.B" table:number-columns-repeated="2"/>
        <table:table-column table:style-name="Table19.D"/>
        <table:table-column table:style-name="Table19.E"/>
        <table:table-row table:style-name="Table19.1">
          <table:table-cell table:style-name="Table19.A1" office:value-type="string">
            <text:p text:style-name="P21">ANNO...........</text:p>
          </table:table-cell>
          <table:table-cell table:style-name="Table19.B1" table:number-columns-spanned="4" office:value-type="string">
            <text:p text:style-name="P24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27">Verifiche e controlli da effettuare</text:p>
          </table:table-cell>
          <table:table-cell table:style-name="Table19.A2" office:value-type="string">
            <text:p text:style-name="P30">Annuale</text:p>
            <text:p text:style-name="P30">se &gt;1000 cicli anno</text:p>
          </table:table-cell>
          <table:table-cell table:style-name="Table19.A2" office:value-type="string">
            <text:p text:style-name="P30">3 anni</text:p>
          </table:table-cell>
          <table:table-cell table:style-name="Table19.A2" office:value-type="string">
            <text:p text:style-name="P30">Note</text:p>
          </table:table-cell>
          <table:table-cell table:style-name="Table19.E2" office:value-type="string">
            <text:p text:style-name="P30">Firma</text:p>
          </table:table-cell>
        </table:table-row>
        <table:table-row>
          <table:table-cell table:style-name="Table19.A3" office:value-type="string">
            <text:p text:style-name="P34">Telaio<text:span text:style-name="T18">, grilli, anelli</text:span></text:p>
            <text:p text:style-name="P34">(controllo visivo - efficienza funzionale)</text:p>
          </table:table-cell>
          <table:table-cell table:style-name="Table19.A2" office:value-type="string">
            <text:p text:style-name="P37"/>
          </table:table-cell>
          <table:table-cell table:style-name="Table19.A2" office:value-type="string">
            <text:p text:style-name="P37"/>
            <text:p text:style-name="P37"/>
          </table:table-cell>
          <table:table-cell table:style-name="Table19.A2" office:value-type="string">
            <text:p text:style-name="P37"/>
          </table:table-cell>
          <table:table-cell table:style-name="Table19.E2" office:value-type="string">
            <text:p text:style-name="P37"/>
          </table:table-cell>
        </table:table-row>
        <table:table-row>
          <table:table-cell table:style-name="Table19.A2" office:value-type="string">
            <text:p text:style-name="P34">Leggibilità targhette</text:p>
          </table:table-cell>
          <table:table-cell table:style-name="Table19.A2" office:value-type="string">
            <text:p text:style-name="P37"/>
          </table:table-cell>
          <table:table-cell table:style-name="Table19.A2" office:value-type="string">
            <text:p text:style-name="P40"/>
          </table:table-cell>
          <table:table-cell table:style-name="Table19.A2" office:value-type="string">
            <text:p text:style-name="P40"/>
          </table:table-cell>
          <table:table-cell table:style-name="Table19.E2" office:value-type="string">
            <text:p text:style-name="P40"/>
          </table:table-cell>
        </table:table-row>
      </table:table>
      <text:p text:style-name="P17"/>
      <table:table table:name="Table20" table:style-name="Table20">
        <table:table-column table:style-name="Table20.A"/>
        <table:table-column table:style-name="Table20.B" table:number-columns-repeated="2"/>
        <table:table-column table:style-name="Table20.D"/>
        <table:table-column table:style-name="Table20.E"/>
        <table:table-row table:style-name="Table20.1">
          <table:table-cell table:style-name="Table20.A1" office:value-type="string">
            <text:p text:style-name="P21">ANNO...........</text:p>
          </table:table-cell>
          <table:table-cell table:style-name="Table20.B1" table:number-columns-spanned="4" office:value-type="string">
            <text:p text:style-name="P24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20.A2" office:value-type="string">
            <text:p text:style-name="P27">Verifiche e controlli da effettuare</text:p>
          </table:table-cell>
          <table:table-cell table:style-name="Table20.A2" office:value-type="string">
            <text:p text:style-name="P30">Annuale</text:p>
            <text:p text:style-name="P30">se &gt;1000 cicli anno</text:p>
          </table:table-cell>
          <table:table-cell table:style-name="Table20.A2" office:value-type="string">
            <text:p text:style-name="P30">3 anni</text:p>
          </table:table-cell>
          <table:table-cell table:style-name="Table20.A2" office:value-type="string">
            <text:p text:style-name="P30">Note</text:p>
          </table:table-cell>
          <table:table-cell table:style-name="Table20.E2" office:value-type="string">
            <text:p text:style-name="P30">Firma</text:p>
          </table:table-cell>
        </table:table-row>
        <table:table-row>
          <table:table-cell table:style-name="Table20.A3" office:value-type="string">
            <text:p text:style-name="P34">Telaio<text:span text:style-name="T18">, grilli, anelli</text:span></text:p>
            <text:p text:style-name="P34">(controllo visivo - efficienza funzionale)</text:p>
          </table:table-cell>
          <table:table-cell table:style-name="Table20.A2" office:value-type="string">
            <text:p text:style-name="P37"/>
          </table:table-cell>
          <table:table-cell table:style-name="Table20.A2" office:value-type="string">
            <text:p text:style-name="P37"/>
            <text:p text:style-name="P37"/>
          </table:table-cell>
          <table:table-cell table:style-name="Table20.A2" office:value-type="string">
            <text:p text:style-name="P37"/>
          </table:table-cell>
          <table:table-cell table:style-name="Table20.E2" office:value-type="string">
            <text:p text:style-name="P37"/>
          </table:table-cell>
        </table:table-row>
        <table:table-row>
          <table:table-cell table:style-name="Table20.A2" office:value-type="string">
            <text:p text:style-name="P34">Leggibilità targhette</text:p>
          </table:table-cell>
          <table:table-cell table:style-name="Table20.A2" office:value-type="string">
            <text:p text:style-name="P37"/>
          </table:table-cell>
          <table:table-cell table:style-name="Table20.A2" office:value-type="string">
            <text:p text:style-name="P40"/>
          </table:table-cell>
          <table:table-cell table:style-name="Table20.A2" office:value-type="string">
            <text:p text:style-name="P40"/>
          </table:table-cell>
          <table:table-cell table:style-name="Table20.E2" office:value-type="string">
            <text:p text:style-name="P40"/>
          </table:table-cell>
        </table:table-row>
      </table:table>
      <text:p text:style-name="P17"/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column table:style-name="Table21.E"/>
        <table:table-row table:style-name="Table21.1">
          <table:table-cell table:style-name="Table21.A1" office:value-type="string">
            <text:p text:style-name="P21">ANNO...........</text:p>
          </table:table-cell>
          <table:table-cell table:style-name="Table21.B1" table:number-columns-spanned="4" office:value-type="string">
            <text:p text:style-name="P24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21.A2" office:value-type="string">
            <text:p text:style-name="P27">Verifiche e controlli da effettuare</text:p>
          </table:table-cell>
          <table:table-cell table:style-name="Table21.A2" office:value-type="string">
            <text:p text:style-name="P30">Annuale</text:p>
            <text:p text:style-name="P30">se &gt;1000 cicli anno</text:p>
          </table:table-cell>
          <table:table-cell table:style-name="Table21.A2" office:value-type="string">
            <text:p text:style-name="P30">3 anni</text:p>
          </table:table-cell>
          <table:table-cell table:style-name="Table21.A2" office:value-type="string">
            <text:p text:style-name="P30">Note</text:p>
          </table:table-cell>
          <table:table-cell table:style-name="Table21.E2" office:value-type="string">
            <text:p text:style-name="P30">Firma</text:p>
          </table:table-cell>
        </table:table-row>
        <table:table-row>
          <table:table-cell table:style-name="Table21.A3" office:value-type="string">
            <text:p text:style-name="P34">Telaio<text:span text:style-name="T18">, grilli, anelli</text:span></text:p>
            <text:p text:style-name="P34">(controllo visivo - efficienza funzionale)</text:p>
          </table:table-cell>
          <table:table-cell table:style-name="Table21.A2" office:value-type="string">
            <text:p text:style-name="P37"/>
          </table:table-cell>
          <table:table-cell table:style-name="Table21.A2" office:value-type="string">
            <text:p text:style-name="P37"/>
            <text:p text:style-name="P37"/>
          </table:table-cell>
          <table:table-cell table:style-name="Table21.A2" office:value-type="string">
            <text:p text:style-name="P37"/>
          </table:table-cell>
          <table:table-cell table:style-name="Table21.E2" office:value-type="string">
            <text:p text:style-name="P37"/>
          </table:table-cell>
        </table:table-row>
        <table:table-row>
          <table:table-cell table:style-name="Table21.A2" office:value-type="string">
            <text:p text:style-name="P34">Leggibilità targhette</text:p>
          </table:table-cell>
          <table:table-cell table:style-name="Table21.A2" office:value-type="string">
            <text:p text:style-name="P37"/>
          </table:table-cell>
          <table:table-cell table:style-name="Table21.A2" office:value-type="string">
            <text:p text:style-name="P40"/>
          </table:table-cell>
          <table:table-cell table:style-name="Table21.A2" office:value-type="string">
            <text:p text:style-name="P40"/>
          </table:table-cell>
          <table:table-cell table:style-name="Table21.E2" office:value-type="string">
            <text:p text:style-name="P40"/>
          </table:table-cell>
        </table:table-row>
      </table:table>
      <text:p text:style-name="P17"/>
      <table:table table:name="Table23" table:style-name="Table23">
        <table:table-column table:style-name="Table23.A"/>
        <table:table-column table:style-name="Table23.B" table:number-columns-repeated="2"/>
        <table:table-column table:style-name="Table23.D"/>
        <table:table-column table:style-name="Table23.E"/>
        <table:table-row table:style-name="Table23.1">
          <table:table-cell table:style-name="Table23.A1" office:value-type="string">
            <text:p text:style-name="P21">ANNO...........</text:p>
          </table:table-cell>
          <table:table-cell table:style-name="Table23.B1" table:number-columns-spanned="4" office:value-type="string">
            <text:p text:style-name="P24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23.A2" office:value-type="string">
            <text:p text:style-name="P27">Verifiche e controlli da effettuare</text:p>
          </table:table-cell>
          <table:table-cell table:style-name="Table23.A2" office:value-type="string">
            <text:p text:style-name="P30">Annuale</text:p>
            <text:p text:style-name="P30">se &gt;1000 cicli anno</text:p>
          </table:table-cell>
          <table:table-cell table:style-name="Table23.A2" office:value-type="string">
            <text:p text:style-name="P30">3 anni</text:p>
          </table:table-cell>
          <table:table-cell table:style-name="Table23.A2" office:value-type="string">
            <text:p text:style-name="P30">Note</text:p>
          </table:table-cell>
          <table:table-cell table:style-name="Table23.E2" office:value-type="string">
            <text:p text:style-name="P30">Firma</text:p>
          </table:table-cell>
        </table:table-row>
        <table:table-row>
          <table:table-cell table:style-name="Table23.A3" office:value-type="string">
            <text:p text:style-name="P34">Telaio<text:span text:style-name="T18">, grilli, anelli</text:span></text:p>
            <text:p text:style-name="P34">(controllo visivo - efficienza funzionale)</text:p>
          </table:table-cell>
          <table:table-cell table:style-name="Table23.A2" office:value-type="string">
            <text:p text:style-name="P37"/>
          </table:table-cell>
          <table:table-cell table:style-name="Table23.A2" office:value-type="string">
            <text:p text:style-name="P37"/>
            <text:p text:style-name="P37"/>
          </table:table-cell>
          <table:table-cell table:style-name="Table23.A2" office:value-type="string">
            <text:p text:style-name="P37"/>
          </table:table-cell>
          <table:table-cell table:style-name="Table23.E2" office:value-type="string">
            <text:p text:style-name="P37"/>
          </table:table-cell>
        </table:table-row>
        <table:table-row>
          <table:table-cell table:style-name="Table23.A2" office:value-type="string">
            <text:p text:style-name="P34">Leggibilità targhette</text:p>
          </table:table-cell>
          <table:table-cell table:style-name="Table23.A2" office:value-type="string">
            <text:p text:style-name="P37"/>
          </table:table-cell>
          <table:table-cell table:style-name="Table23.A2" office:value-type="string">
            <text:p text:style-name="P40"/>
          </table:table-cell>
          <table:table-cell table:style-name="Table23.A2" office:value-type="string">
            <text:p text:style-name="P40"/>
          </table:table-cell>
          <table:table-cell table:style-name="Table23.E2" office:value-type="string">
            <text:p text:style-name="P40"/>
          </table:table-cell>
        </table:table-row>
      </table:table>
      <text:p text:style-name="P17"/>
      <table:table table:name="Table24" table:style-name="Table24">
        <table:table-column table:style-name="Table24.A"/>
        <table:table-column table:style-name="Table24.B" table:number-columns-repeated="2"/>
        <table:table-column table:style-name="Table24.D"/>
        <table:table-column table:style-name="Table24.E"/>
        <table:table-row table:style-name="Table24.1">
          <table:table-cell table:style-name="Table24.A1" office:value-type="string">
            <text:p text:style-name="P21">ANNO...........</text:p>
          </table:table-cell>
          <table:table-cell table:style-name="Table24.B1" table:number-columns-spanned="4" office:value-type="string">
            <text:p text:style-name="P24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27">Verifiche e controlli da effettuare</text:p>
          </table:table-cell>
          <table:table-cell table:style-name="Table24.A2" office:value-type="string">
            <text:p text:style-name="P30">Annuale</text:p>
            <text:p text:style-name="P30">se &gt;1000 cicli anno</text:p>
          </table:table-cell>
          <table:table-cell table:style-name="Table24.A2" office:value-type="string">
            <text:p text:style-name="P30">3 anni</text:p>
          </table:table-cell>
          <table:table-cell table:style-name="Table24.A2" office:value-type="string">
            <text:p text:style-name="P30">Note</text:p>
          </table:table-cell>
          <table:table-cell table:style-name="Table24.E2" office:value-type="string">
            <text:p text:style-name="P30">Firma</text:p>
          </table:table-cell>
        </table:table-row>
        <table:table-row>
          <table:table-cell table:style-name="Table24.A3" office:value-type="string">
            <text:p text:style-name="P34">Telaio<text:span text:style-name="T18">, grilli, anelli</text:span></text:p>
            <text:p text:style-name="P34">(controllo visivo - efficienza funzionale)</text:p>
          </table:table-cell>
          <table:table-cell table:style-name="Table24.A2" office:value-type="string">
            <text:p text:style-name="P37"/>
          </table:table-cell>
          <table:table-cell table:style-name="Table24.A2" office:value-type="string">
            <text:p text:style-name="P37"/>
            <text:p text:style-name="P37"/>
          </table:table-cell>
          <table:table-cell table:style-name="Table24.A2" office:value-type="string">
            <text:p text:style-name="P37"/>
          </table:table-cell>
          <table:table-cell table:style-name="Table24.E2" office:value-type="string">
            <text:p text:style-name="P37"/>
          </table:table-cell>
        </table:table-row>
        <table:table-row>
          <table:table-cell table:style-name="Table24.A2" office:value-type="string">
            <text:p text:style-name="P34">Leggibilità targhette</text:p>
          </table:table-cell>
          <table:table-cell table:style-name="Table24.A2" office:value-type="string">
            <text:p text:style-name="P37"/>
          </table:table-cell>
          <table:table-cell table:style-name="Table24.A2" office:value-type="string">
            <text:p text:style-name="P40"/>
          </table:table-cell>
          <table:table-cell table:style-name="Table24.A2" office:value-type="string">
            <text:p text:style-name="P40"/>
          </table:table-cell>
          <table:table-cell table:style-name="Table24.E2" office:value-type="string">
            <text:p text:style-name="P40"/>
          </table:table-cell>
        </table:table-row>
      </table:table>
      <text:p text:style-name="P17"/>
      <table:table table:name="Table25" table:style-name="Table25">
        <table:table-column table:style-name="Table25.A"/>
        <table:table-column table:style-name="Table25.B" table:number-columns-repeated="2"/>
        <table:table-column table:style-name="Table25.D"/>
        <table:table-column table:style-name="Table25.E"/>
        <table:table-row table:style-name="Table25.1">
          <table:table-cell table:style-name="Table25.A1" office:value-type="string">
            <text:p text:style-name="P22">ANNO...........</text:p>
          </table:table-cell>
          <table:table-cell table:style-name="Table25.B1" table:number-columns-spanned="4" office:value-type="string">
            <text:p text:style-name="P25">Tabella degli interventi periodici di controllo e manutenzione della macchina</text:p>
          </table:table-cell>
          <table:covered-table-cell/>
          <table:covered-table-cell/>
          <table:covered-table-cell/>
        </table:table-row>
        <table:table-row>
          <table:table-cell table:style-name="Table25.A2" office:value-type="string">
            <text:p text:style-name="P28">Verifiche e controlli da effettuare</text:p>
          </table:table-cell>
          <table:table-cell table:style-name="Table25.A2" office:value-type="string">
            <text:p text:style-name="P31">Annuale</text:p>
            <text:p text:style-name="P31">se &gt;1000 cicli anno</text:p>
          </table:table-cell>
          <table:table-cell table:style-name="Table25.A2" office:value-type="string">
            <text:p text:style-name="P31">3 anni</text:p>
          </table:table-cell>
          <table:table-cell table:style-name="Table25.A2" office:value-type="string">
            <text:p text:style-name="P31">Note</text:p>
          </table:table-cell>
          <table:table-cell table:style-name="Table25.E2" office:value-type="string">
            <text:p text:style-name="P31">Firma</text:p>
          </table:table-cell>
        </table:table-row>
        <table:table-row>
          <table:table-cell table:style-name="Table25.A3" office:value-type="string">
            <text:p text:style-name="P35">Telaio<text:span text:style-name="T18">, grilli, anelli</text:span></text:p>
            <text:p text:style-name="P35">(controllo visivo - efficienza funzionale)</text:p>
          </table:table-cell>
          <table:table-cell table:style-name="Table25.A2" office:value-type="string">
            <text:p text:style-name="P38"/>
          </table:table-cell>
          <table:table-cell table:style-name="Table25.A2" office:value-type="string">
            <text:p text:style-name="P38"/>
            <text:p text:style-name="P38"/>
          </table:table-cell>
          <table:table-cell table:style-name="Table25.A2" office:value-type="string">
            <text:p text:style-name="P38"/>
          </table:table-cell>
          <table:table-cell table:style-name="Table25.E2" office:value-type="string">
            <text:p text:style-name="P38"/>
          </table:table-cell>
        </table:table-row>
        <table:table-row>
          <table:table-cell table:style-name="Table25.A2" office:value-type="string">
            <text:p text:style-name="P35">Leggibilità targhette</text:p>
          </table:table-cell>
          <table:table-cell table:style-name="Table25.A2" office:value-type="string">
            <text:p text:style-name="P38"/>
          </table:table-cell>
          <table:table-cell table:style-name="Table25.A2" office:value-type="string">
            <text:p text:style-name="P41"/>
          </table:table-cell>
          <table:table-cell table:style-name="Table25.A2" office:value-type="string">
            <text:p text:style-name="P41"/>
          </table:table-cell>
          <table:table-cell table:style-name="Table25.E2" office:value-type="string">
            <text:p text:style-name="P41"/>
          </table:table-cell>
        </table:table-row>
      </table:table>
      <text:p text:style-name="P18"/>
      <text:h text:style-name="P94" text:outline-level="1">5 – DICHIARAZIONE CE di CONFORMITA'</text:h>
      <text:p text:style-name="P57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0">DICHIARAZIONE</text:p>
          </table:table-cell>
          <table:table-cell table:style-name="Table1.B1" office:value-type="string">
            <text:p text:style-name="P61"><draw:frame draw:style-name="fr1" draw:name="immagini59" text:anchor-type="paragraph" svg:x="0.189cm" svg:y="0.019cm" svg:width="1.304cm" svg:height="0.99cm" draw:z-index="2"><draw:image xlink:href="Pictures/200000200000063500000419FFC1AD17.svm" xlink:type="simple" xlink:show="embed" xlink:actuate="onLoad"/></draw:frame></text:p>
          </table:table-cell>
          <table:table-cell table:style-name="Table1.A1" office:value-type="string">
            <text:p text:style-name="P62"><text:span text:style-name="T13">DI CONFORMITA’</text:span> </text:p>
          </table:table-cell>
        </table:table-row>
      </table:table>
      <text:p text:style-name="P58"/>
      <text:p text:style-name="P59">Il sottoscritto costruttore:</text:p>
      <text:p text:style-name="P63">sdfsdf</text:p>
      <text:p text:style-name="P63">sdf</text:p>
      <text:p text:style-name="P63">sdf</text:p>
      <text:p text:style-name="P63"/>
      <text:p text:style-name="P63">sdfsdfsdf</text:p>
      <text:p text:style-name="P63">sfd</text:p>
      <text:p text:style-name="P63">sdf</text:p>
      <text:p text:style-name="P63">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HICJI+Arial" svg:font-family="AHICJI+Arial" style:font-adornments="Bold"/>
    <style:font-face style:name="AHICJI+Univers" svg:font-family="AHICJI+Univers"/>
    <style:font-face style:name="AHIGJI+Arial" svg:font-family="AHIGJI+Arial"/>
    <style:font-face style:name="StarSymbol" svg:font-family="StarSymbol"/>
    <style:font-face style:name="Tahoma2" svg:font-family="Tahoma"/>
    <style:font-face style:name="Univers" svg:font-family="Univers"/>
    <style:font-face style:name="Courier New" svg:font-family="'Courier New'" style:font-family-generic="modern"/>
    <style:font-face style:name="Arial3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orsivo" style:font-family-generic="swiss" style:font-pitch="variable"/>
    <style:font-face style:name="Arial1" svg:font-family="Arial" style:font-adornments="Normale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Univers5" svg:font-family="Univers" style:font-family-generic="swiss" style:font-pitch="variable"/>
    <style:font-face style:name="Univers2" svg:font-family="Univers" style:font-adornments="Bold" style:font-family-generic="swiss" style:font-pitch="variable"/>
    <style:font-face style:name="Univers3" svg:font-family="Univers" style:font-adornments="Bold Italic" style:font-family-generic="swiss" style:font-pitch="variable"/>
    <style:font-face style:name="Univers4" svg:font-family="Univers" style:font-adornments="Italic" style:font-family-generic="swiss" style:font-pitch="variable"/>
    <style:font-face style:name="Univers1" svg:font-family="Univers" style:font-adornments="Regular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fill-image draw:name="Empty" xlink:href="Pictures/100000000000000800000008913C8356.png" xlink:type="simple" xlink:show="embed" xlink:actuate="onLoad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_20_2" draw:display-name="Dash 2" draw:style="rect" draw:dots1="1" draw:distance="51%"/>
    <draw:stroke-dash draw:name="Fine_20_Dashed" draw:display-name="Fine Dashed" draw:style="rect" draw:dots1="1" draw:dots1-length="0.51cm" draw:dots2="1" draw:dots2-length="0.51cm" draw:distance="0.51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draw:stroke-dash draw:name="puntini_20_puntini" draw:display-name="puntini puntini" draw:style="rect" draw:dots1="10" draw:dots2="10" draw:distance="0.08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nivers" fo:font-size="10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cm" style:writing-mode="page"/>
      <style:text-properties style:use-window-font-color="true" style:font-name="Univers" fo:font-size="10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2pt" fo:language="it" fo:country="IT" style:font-size-asian="12pt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name-asian="Lucida Sans Unicode" style:font-size-asian="10pt" style:font-weight-asian="bold" style:font-name-complex="Tahoma1" style:font-size-complex="10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sto_20_tabella" style:display-name="testo tabella" style:family="paragraph" style:parent-style-name="Standard" style:class="text">
      <style:text-properties style:font-name="AHICJI+Arial" fo:font-size="9pt" fo:language="it" fo:country="IT" fo:font-weight="bold" style:font-size-asian="9pt"/>
    </style:style>
    <style:style style:name="Manuale_3a__20_Fig." style:display-name="Manuale: Fig." style:family="paragraph" style:parent-style-name="Standard" style:next-style-name="Manuale_3a__20_testo_20_" style:master-page-name="">
      <style:paragraph-properties fo:text-align="center" style:justify-single-word="false" style:page-number="auto"/>
      <style:text-properties style:use-window-font-color="true" style:font-name="Univers1" fo:font-size="7pt" fo:language="it" fo:country="IT" fo:font-style="normal" fo:font-weight="normal" fo:background-color="transparent" style:font-name-asian="Times New Roman" style:font-size-asian="9pt" style:language-asian="zxx" style:country-asian="none" style:font-style-asian="normal" style:font-weight-asian="normal" style:font-name-complex="MS Sans Serif" style:font-size-complex="9pt" style:language-complex="ar" style:country-complex="SA" style:font-style-complex="normal" style:font-weight-complex="normal"/>
    </style:style>
    <style:style style:name="Manuale_3a__20_paragrafo" style:display-name="Manuale: paragrafo" style:family="paragraph" style:parent-style-name="Standard" style:next-style-name="Manuale_3a__20_testo_20_" style:default-outline-level="2" style:master-page-name="">
      <style:paragraph-properties fo:margin-top="0cm" fo:margin-bottom="0.101cm" style:contextual-spacing="false" fo:text-align="justify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text-transform="uppercase" style:use-window-font-color="true" style:font-name="Univers2" fo:font-size="8pt" fo:language="it" fo:country="IT" style:text-underline-style="none" fo:font-weight="bold" style:letter-kerning="false" style:font-name-asian="Times New Roman" style:font-size-asian="11pt" style:language-asian="zxx" style:country-asian="none" style:font-weight-asian="normal" style:font-name-complex="MS Sans Serif" style:font-size-complex="11pt" style:language-complex="ar" style:country-complex="SA"/>
    </style:style>
    <style:style style:name="Manuale_3a__20_testo_20_" style:display-name="Manuale: testo " style:family="paragraph" style:parent-style-name="Standard" style:master-page-name="">
      <style:paragraph-properties fo:margin-top="0cm" fo:margin-bottom="0.049cm" style:contextual-spacing="false" style:line-height-at-least="0.349cm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Univers1" fo:font-size="8pt" fo:letter-spacing="normal" style:letter-kerning="fals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.079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9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.04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Arial1" fo:font-size="7pt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/>
      </style:paragraph-properties>
      <style:text-properties fo:text-transform="uppercase" style:font-name="Arial2" fo:font-size="6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nuale_3a__20_sottoparagrafo" style:display-name="Manuale: sottoparagrafo" style:family="paragraph" style:parent-style-name="Manuale_3a__20_paragrafo" style:next-style-name="Manuale_3a__20_testo_20_" style:default-outline-level="3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name="Univers3" fo:font-size="8pt" fo:font-style="italic" fo:font-weight="bold"/>
    </style:style>
    <style:style style:name="Manuale_3a__20_Avvertenza_2c__20_Note" style:display-name="Manuale: Avvertenza, Note" style:family="paragraph" style:parent-style-name="Standard" style:next-style-name="Manuale_3a__20_testo_20_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Univers4" fo:font-size="8pt" fo:font-style="normal" fo:font-weight="bold" style:letter-kerning="false"/>
    </style:style>
    <style:style style:name="Manuale_3a__20_Attenzione_2c__20_Pericolo" style:display-name="Manuale: Attenzione, Pericolo" style:family="paragraph" style:parent-style-name="Standard" style:next-style-name="Manuale_3a__20_testo_20_" style:master-page-name="">
      <style:paragraph-properties fo:margin-top="0cm" fo:margin-bottom="0cm" style:contextual-spacing="false" fo:text-align="justify" style:justify-single-word="false" style:page-number="auto" style:shadow="none"/>
      <style:text-properties style:font-name="Univers2" fo:font-size="8pt" fo:letter-spacing="normal" fo:font-weight="bold" style:letter-kerning="false"/>
    </style:style>
    <style:style style:name="Manuale_3a__20_CAPITOLO" style:display-name="Manuale: CAPITOLO" style:family="paragraph" style:parent-style-name="Standard" style:default-outline-level="1" style:list-style-name="" style:master-page-name="">
      <style:paragraph-properties fo:margin-top="0.101cm" fo:margin-bottom="0.101cm" style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HICJI+Arial" fo:font-size="11pt" fo:language="it" fo:country="IT" fo:font-style="normal" style:text-underline-style="none" fo:font-weight="bold" fo:background-color="transparent" style:font-name-asian="Times New Roman" style:font-size-asian="12pt" style:language-asian="zxx" style:country-asian="none" style:font-style-asian="normal" style:font-weight-asian="bold" style:font-name-complex="MS Sans Serif" style:font-size-complex="12pt" style:language-complex="ar" style:country-complex="SA" style:font-style-complex="normal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0.501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WW8Num15z0" style:family="text">
      <style:text-properties style:font-name="Symbol"/>
    </style:style>
    <style:style style:name="WW8Num17z0" style:family="text">
      <style:text-properties style:font-name="Symbol"/>
    </style:style>
    <style:style style:name="WW8NumSt1z0" style:family="text">
      <style:text-properties style:font-name="Symbol"/>
    </style:style>
    <style:style style:name="WW8NumSt1z1" style:family="text">
      <style:text-properties style:font-name="Courier New"/>
    </style:style>
    <style:style style:name="WW8NumSt1z2" style:family="text">
      <style:text-properties style:font-name="Wingdings"/>
    </style:style>
    <style:style style:name="WW8NumSt16z0" style:family="text">
      <style:text-properties style:font-name="Symbol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>
      <style:text-properties fo:font-size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User_20_Entry" style:display-name="User Entry" style:family="text">
      <style:text-properties style:font-name="Courier New1" fo:font-size="24pt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 text:start-value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1.27cm"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lenco_20_0" style:display-name="elenco 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 text:start-value="6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Verdana" fo:font-size="9pt" style:font-size-asian="9pt" style:font-size-complex="9pt"/>
    </style:style>
    <style:style style:name="MP2" style:family="paragraph" style:parent-style-name="Manuale_3a__20_CAPITOLO">
      <style:paragraph-properties fo:break-before="column"/>
    </style:style>
    <style:style style:name="MP3" style:family="paragraph" style:parent-style-name="Footer">
      <style:paragraph-properties fo:text-align="center" style:justify-single-word="false"/>
      <style:text-properties style:font-name="Tahoma" fo:font-size="7pt" fo:font-weight="normal" style:font-size-asian="7pt" style:font-weight-asian="normal" style:font-size-complex="7pt" style:font-weight-complex="normal"/>
    </style:style>
    <style:style style:name="MP4" style:family="paragraph" style:parent-style-name="Manuale_3a__20_CAPITOLO">
      <style:paragraph-properties fo:break-before="page"/>
    </style:style>
    <style:style style:name="MP5" style:family="paragraph" style:parent-style-name="Footer">
      <style:paragraph-properties fo:text-align="center" style:justify-single-word="false"/>
      <style:text-properties style:font-name="Tahoma" fo:font-size="7pt" style:font-size-asian="7pt" style:font-size-complex="7pt"/>
    </style:style>
    <style:style style:name="MT1" style:family="text">
      <style:text-properties style:text-underline-style="non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2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199cm" fo:margin-bottom="1.199cm" fo:margin-left="1.799cm" fo:margin-right="1.199cm" fo:border="0.51pt solid #000000" fo:padding-top="0cm" fo:padding-bottom="0cm" fo:padding-left="0.4cm" fo:padding-right="0.4cm" style:shadow="none" fo:background-color="transparent" style:writing-mode="lr-tb" style:footnote-max-height="0cm">
        <style:background-image/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3cm" fo:border-top="none" fo:border-bottom="1.11pt double #000000" fo:border-left="none" fo:border-right="none" style:border-line-width-bottom="0.002cm 0.035cm 0.002cm" fo:padding="0cm" style:shadow="none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199cm" fo:margin-bottom="1.199cm" fo:margin-left="1.799cm" fo:margin-right="1.199cm" fo:border="0.51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199cm" fo:margin-bottom="1.199cm" fo:margin-left="1.799cm" fo:margin-right="1.199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.199cm" fo:margin-bottom="1.199cm" fo:margin-left="1.799cm" fo:margin-right="1.199cm" fo:border="0.51pt solid #000000" fo:padding-top="0.049cm" fo:padding-bottom="0.049cm" fo:padding-left="0.4cm" fo:padding-right="0.4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3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/></text:p>
      </style:footer>
      <style:footer-left style:display="false">
        <text:p text:style-name="MP1"><text:page-number text:select-page="current"/></text:p>
      </style:footer-left>
    </style:master-page>
    <style:master-page style:name="HTML" style:page-layout-name="Mpm2"/>
    <style:master-page style:name="_35__20_-_20_CE" style:display-name="5 - CE" style:page-layout-name="Mpm3"/>
    <style:master-page style:name="_33__20_-_20_manutenzione" style:display-name="3 - manutenzione" style:page-layout-name="Mpm4">
      <style:header>
        <text:h text:style-name="MP2" text:outline-level="1">3 - ISTRUZIONI PER LA MANUTENZIONE</text:h>
      </style:header>
      <style:footer>
        <text:p text:style-name="MP3"><text:tab/>Pag. <text:page-number text:select-page="current">6</text:page-number><text:tab/>manuale cod. <text:file-name text:display="name">index test2</text:file-name></text:p>
      </style:footer>
    </style:master-page>
    <style:master-page style:name="_32__20_-_20_istruzioni_20_per_20_l_27_installazione_20_e_20_uso" style:display-name="2 - istruzioni per l'installazione e uso" style:page-layout-name="Mpm4">
      <style:header>
        <text:h text:style-name="MP4" text:outline-level="1">2 - ISTRUZIONI PER L'INSTALLAZIONE E USO</text:h>
      </style:header>
      <style:footer>
        <text:p text:style-name="MP3"><text:tab/>Pag. <text:page-number text:select-page="current">5</text:page-number><text:tab/>manuale cod. <text:file-name text:display="name">index test2</text:file-name></text:p>
      </style:footer>
    </style:master-page>
    <style:master-page style:name="_31__20_-_20_informazioni_20_preliminari" style:display-name="1 - informazioni preliminari" style:page-layout-name="Mpm4">
      <style:header>
        <text:h text:style-name="MP4" text:outline-level="1">1 - <text:span text:style-name="MT1">INFORMAZIONI PRELIMINARI</text:span></text:h>
      </style:header>
      <style:footer>
        <text:p text:style-name="MP3"><text:tab/>Pag. <text:page-number text:select-page="current">3</text:page-number><text:title/> - <text:tab/>manuale cod. <text:file-name text:display="name">index test2</text:file-name></text:p>
      </style:footer>
    </style:master-page>
    <style:master-page style:name="_30__20_-_20_copertina" style:display-name="0 - copertina" style:page-layout-name="Mpm5" style:next-style-name="_30__20_-_20_copertina_20_pag.2"/>
    <style:master-page style:name="_30__20_-_20_copertina_20_pag.2" style:display-name="0 - copertina pag.2" style:page-layout-name="Mpm6" style:next-style-name="_31__20_-_20_informazioni_20_preliminari"/>
    <style:master-page style:name="_34__20_-_20_registro_20_controllo" style:display-name="4 - registro controllo" style:page-layout-name="Mpm7">
      <style:header>
        <text:h text:style-name="MP2" text:outline-level="1">4 – REGISTRO di CONTROLLO</text:h>
      </style:header>
      <style:footer>
        <text:p text:style-name="MP5"><text:tab/>Pag.<text:page-number text:select-page="current">7</text:page-number><text:tab/>manuale cod. <text:file-name text:display="name">index test2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creation-date>2009-10-10T12:28:53.76</meta:creation-date>
    <meta:editing-cycles>382</meta:editing-cycles>
    <meta:editing-duration>P5DT19H4M18S</meta:editing-duration>
    <meta:initial-creator>gianni nardoia</meta:initial-creator>
    <dc:date>2013-10-18T17:59:09.473000000</dc:date>
    <meta:printed-by>gianni nardoia</meta:printed-by>
    <meta:print-date>2010-10-03T21:45:35.89</meta:print-date>
    <meta:document-statistic meta:table-count="9" meta:image-count="1" meta:object-count="0" meta:page-count="8" meta:paragraph-count="184" meta:word-count="782" meta:character-count="5323" meta:non-whitespace-character-count="4696"/>
    <meta:user-defined meta:name="Info 1"/>
    <meta:user-defined meta:name="Info 2"/>
    <meta:user-defined meta:name="Info 3"/>
    <meta:user-defined meta:name="Info 4"/>
  </office:meta>
</office:document-meta>
</file>